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400A85DC9C45A5B4F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Overpass" svg:font-family="Overpa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4c4c4c" draw:textarea-horizontal-align="justify" draw:textarea-vertical-align="middle" draw:auto-grow-height="false" fo:min-height="0.654cm" fo:min-width="2.004cm"/>
    </style:style>
    <style:style style:name="gr2" style:family="graphic" style:parent-style-name="standard">
      <style:graphic-properties draw:fill-color="#4c4c4c" draw:textarea-horizontal-align="justify" draw:textarea-vertical-align="middle" draw:auto-grow-height="false" fo:min-height="0.654cm" fo:min-width="1.404cm"/>
    </style:style>
    <style:style style:name="gr3" style:family="graphic" style:parent-style-name="standard">
      <style:graphic-properties draw:fill-color="#a3dbe8" draw:textarea-horizontal-align="justify" draw:textarea-vertical-align="middle" draw:auto-grow-height="false" fo:min-height="0.316cm" fo:min-width="0.06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004153" draw:textarea-horizontal-align="justify" draw:textarea-vertical-align="middle" draw:auto-grow-height="false" fo:min-height="0.654cm" fo:min-width="1.404cm"/>
    </style:style>
    <style:style style:name="gr6" style:family="graphic" style:parent-style-name="standard">
      <style:graphic-properties draw:stroke="dash" draw:stroke-dash="Ultrafine_20_Dashed" svg:stroke-color="#000000" draw:fill="none" draw:opacity="97%" draw:textarea-horizontal-align="left" draw:textarea-vertical-align="top" draw:auto-grow-height="false" fo:min-height="4.15cm" fo:min-width="5.9cm"/>
    </style:style>
    <style:style style:name="gr7" style:family="graphic" style:parent-style-name="standard">
      <style:graphic-properties draw:stroke="dash" draw:stroke-dash="Ultrafine_20_Dashed" svg:stroke-color="#000000" draw:fill="none" draw:opacity="97%" draw:textarea-horizontal-align="left" draw:textarea-vertical-align="top" draw:auto-grow-height="false" fo:min-height="1.95cm" fo:min-width="3.3cm"/>
    </style:style>
    <style:style style:name="gr8" style:family="graphic" style:parent-style-name="standard">
      <style:graphic-properties draw:stroke="dash" draw:stroke-dash="Ultrafine_20_Dashed" svg:stroke-color="#000000" draw:fill="none" draw:opacity="97%" draw:textarea-horizontal-align="left" draw:textarea-vertical-align="top" draw:auto-grow-height="false" fo:min-height="3.15cm" fo:min-width="3.1cm"/>
    </style:style>
    <style:style style:name="gr9" style:family="graphic" style:parent-style-name="standard">
      <style:graphic-properties draw:stroke="dash" draw:stroke-dash="Ultrafine_20_Dashed" svg:stroke-color="#000000" draw:fill="none" draw:opacity="97%" draw:textarea-horizontal-align="left" draw:textarea-vertical-align="top" draw:auto-grow-height="false" fo:min-height="3.15cm" fo:min-width="4.1cm"/>
    </style:style>
    <style:style style:name="gr10" style:family="graphic" style:parent-style-name="standard">
      <style:graphic-properties draw:fill-color="#a3dbe8" draw:textarea-horizontal-align="justify" draw:textarea-vertical-align="middle" draw:auto-grow-height="false" fo:min-height="0.489cm" fo:min-width="0.501cm"/>
    </style:style>
    <style:style style:name="gr11" style:family="graphic" style:parent-style-name="standard">
      <style:graphic-properties draw:stroke="dash" draw:stroke-dash="Fine_20_Dashed" svg:stroke-color="#000000" draw:fill="none" draw:opacity="50%" draw:textarea-horizontal-align="left" draw:textarea-vertical-align="top" draw:auto-grow-height="false" fo:min-height="5.95cm" fo:min-width="5.5cm"/>
    </style:style>
    <style:style style:name="gr12" style:family="graphic" style:parent-style-name="standard">
      <style:graphic-properties draw:fill-color="#007a87" draw:textarea-horizontal-align="justify" draw:textarea-vertical-align="middle" draw:auto-grow-height="false" fo:min-height="0.654cm" fo:min-width="12.004cm"/>
    </style:style>
    <style:style style:name="gr13" style:family="graphic" style:parent-style-name="standard">
      <style:graphic-properties draw:fill-color="#007a87" draw:textarea-horizontal-align="justify" draw:textarea-vertical-align="middle" draw:auto-grow-height="false" fo:min-height="0.654cm" fo:min-width="5.404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11.098cm" fo:min-width="26.848cm" fo:padding-top="0.151cm" fo:padding-bottom="0.151cm" fo:padding-left="0.276cm" fo:padding-right="0.276cm"/>
    </style:style>
    <style:style style:name="gr16" style:family="graphic" style:parent-style-name="standard">
      <style:graphic-properties draw:fill-color="#004153" draw:textarea-horizontal-align="justify" draw:textarea-vertical-align="middle" draw:auto-grow-height="false" fo:min-height="5.756cm" fo:min-width="1.306cm"/>
    </style:style>
    <style:style style:name="gr17" style:family="graphic" style:parent-style-name="standard">
      <style:graphic-properties draw:stroke="dash" draw:stroke-dash="Fine_20_Dashed" svg:stroke-color="#000000" draw:fill="none" draw:opacity="50%" draw:textarea-horizontal-align="left" draw:textarea-vertical-align="top" draw:auto-grow-height="false" fo:min-height="1.85cm" fo:min-width="5.5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4c4c4c"/>
      <style:paragraph-properties fo:text-align="center"/>
      <style:text-properties fo:color="#ffffff" style:font-name="Overpass" fo:font-size="10pt" style:font-size-asian="10pt" style:font-size-complex="10pt"/>
    </style:style>
    <style:style style:name="P3" style:family="paragraph">
      <loext:graphic-properties draw:fill-color="#a3dbe8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4153"/>
      <style:paragraph-properties fo:text-align="center"/>
      <style:text-properties fo:color="#ffffff" style:font-name="Overpass" fo:font-size="10pt" style:font-size-asian="10pt" style:font-size-complex="10pt"/>
    </style:style>
    <style:style style:name="P6" style:family="paragraph">
      <loext:graphic-properties draw:fill="none" draw:opacity="97%"/>
      <style:paragraph-properties fo:text-align="center"/>
      <style:text-properties style:font-name="Overpass" fo:font-size="12pt" style:font-size-asian="12pt" style:font-size-complex="12pt"/>
    </style:style>
    <style:style style:name="P7" style:family="paragraph">
      <loext:graphic-properties draw:fill="none" draw:opacity="50%"/>
      <style:paragraph-properties fo:text-align="center"/>
      <style:text-properties style:font-name="Overpass" fo:font-size="12pt" style:font-size-asian="12pt" style:font-size-complex="12pt"/>
    </style:style>
    <style:style style:name="P8" style:family="paragraph">
      <loext:graphic-properties draw:fill-color="#007a87"/>
      <style:paragraph-properties fo:text-align="center"/>
      <style:text-properties fo:color="#ffffff" style:font-name="Overpass" fo:font-size="10pt" style:font-size-asian="10pt" style:font-size-complex="10pt"/>
    </style:style>
    <style:style style:name="T1" style:family="text">
      <style:text-properties fo:color="#ffffff" style:font-name="Overpass" fo:font-size="10pt" style:font-size-asian="10pt" style:font-size-complex="10pt"/>
    </style:style>
    <style:style style:name="T2" style:family="text">
      <style:text-properties style:font-name="Overpass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6cm" svg:height="1cm" svg:x="7.1cm" svg:y="5cm">
          <text:p text:style-name="P1"><text:span text:style-name="T1">address-</text:span></text:p>
          <text:p text:style-name="P1"><text:span text:style-name="T1">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1cm" svg:x="8.9cm" svg:y="9.9cm">
          <text:p text:style-name="P1"><text:span text:style-name="T1">r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1cm" svg:x="5.7cm" svg:y="9.9cm">
          <text:p text:style-name="P1"><text:span text:style-name="T1">configser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1cm" svg:x="8.901cm" svg:y="12.201cm">
          <text:p text:style-name="P1"><text:span text:style-name="T1">queue</text:span></text:p>
          <text:p text:style-name="P1"><text:span text:style-name="T1">schedu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0.8cm" svg:height="0.8cm" svg:x="15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0.8cm" svg:height="0.8cm" svg:x="18.701cm" svg:y="5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0.8cm" svg:height="0.8cm" svg:x="20.20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0.8cm" svg:height="0.8cm" svg:x="17.203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6.1cm" svg:y1="6cm" svg:x2="17.32cm" svg:y2="7.62cm" draw:start-shape="id1" draw:start-glue-point="8" draw:end-shape="id2" draw:end-glue-point="5" svg:d="M16100 6000l1220 1620" svg:viewBox="0 0 1221 1621">
          <text:p/>
        </draw:connector>
        <draw:connector draw:style-name="gr4" draw:text-style-name="P4" draw:layer="layout" draw:type="line" svg:x1="16.5cm" svg:y1="5.6cm" svg:x2="18.701cm" svg:y2="5.601cm" draw:start-shape="id1" draw:start-glue-point="10" draw:end-shape="id3" draw:end-glue-point="6" svg:d="M16500 5600l2201 1" svg:viewBox="0 0 2202 2">
          <text:p/>
        </draw:connector>
        <draw:connector draw:style-name="gr4" draw:text-style-name="P4" draw:layer="layout" draw:type="line" svg:x1="18.818cm" svg:y1="5.884cm" svg:x2="17.886cm" svg:y2="7.62cm" draw:start-shape="id3" draw:start-glue-point="7" draw:end-shape="id2" draw:end-glue-point="11" svg:d="M18818 5884l-932 1736" svg:viewBox="0 0 933 1737">
          <text:p/>
        </draw:connector>
        <draw:connector draw:style-name="gr4" draw:text-style-name="P4" draw:layer="layout" draw:type="line" svg:x1="19.384cm" svg:y1="5.884cm" svg:x2="20.602cm" svg:y2="7.502cm" draw:start-shape="id3" draw:start-glue-point="9" draw:end-shape="id4" draw:end-glue-point="4" svg:d="M19384 5884l1218 1618" svg:viewBox="0 0 1219 1619">
          <text:p/>
        </draw:connector>
        <draw:connector draw:style-name="gr4" draw:text-style-name="P4" draw:layer="layout" draw:type="line" svg:x1="18.003cm" svg:y1="7.903cm" svg:x2="20.202cm" svg:y2="7.902cm" draw:start-shape="id2" draw:start-glue-point="10" draw:end-shape="id4" draw:end-glue-point="6" svg:d="M18003 7903l2199-1" svg:viewBox="0 0 2200 2">
          <text:p/>
        </draw:connector>
        <draw:connector draw:style-name="gr4" draw:text-style-name="P4" draw:layer="layout" draw:type="line" svg:x1="16.383cm" svg:y1="5.883cm" svg:x2="20.319cm" svg:y2="7.619cm" draw:start-shape="id1" draw:start-glue-point="9" draw:end-shape="id4" draw:end-glue-point="5" svg:d="M16383 5883l3936 1736" svg:viewBox="0 0 3937 1737">
          <text:p/>
        </draw:connector>
        <draw:custom-shape draw:style-name="gr5" draw:text-style-name="P5" draw:layer="layout" svg:width="2cm" svg:height="1cm" svg:x="24.5cm" svg:y="5.2cm">
          <text:p text:style-name="P1"><text:span text:style-name="T1">mqtt</text:span></text:p>
          <text:p text:style-name="P1"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cm" svg:height="1cm" svg:x="24.503cm" svg:y="7.903cm">
          <text:p text:style-name="P1"><text:span text:style-name="T1">mqtt</text:span></text:p>
          <text:p text:style-name="P1"><text:span text:style-name="T1">lw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1cm" svg:x="24.5cm" svg:y="11cm">
          <text:p text:style-name="P1"><text:span text:style-name="T1">subser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11" draw:id="id11" draw:layer="layout" svg:width="6.4cm" svg:height="4.4cm" svg:x="15cm" svg:y="4.2cm">
          <draw:glue-point draw:id="4" svg:x="-5cm" svg:y="2.727cm"/>
          <draw:glue-point draw:id="5" svg:x="5cm" svg:y="-2.5cm"/>
          <draw:glue-point draw:id="6" svg:x="5cm" svg:y="3.636cm" draw:escape-direction="down"/>
          <draw:glue-point draw:id="7" svg:x="2.968cm" svg:y="5cm"/>
          <draw:glue-point draw:id="8" svg:x="-3.437cm" svg:y="5cm"/>
          <draw:glue-point draw:id="9" svg:x="3.437cm" svg:y="5cm"/>
          <draw:glue-point draw:id="10" svg:x="-5cm" svg:y="4.318cm"/>
          <draw:glue-point draw:id="11" svg:x="-5cm" svg:y="4.09cm"/>
          <draw:glue-point draw:id="12" svg:x="5cm" svg:y="4.772cm"/>
          <text:p text:style-name="P1"><text:span text:style-name="T2">messag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13" draw:id="id13" draw:layer="layout" svg:width="3.8cm" svg:height="2.2cm" svg:x="23.8cm" svg:y="4.2cm">
          <text:p text:style-name="P1"><text:span text:style-name="T2">mqtt-gatew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14" draw:id="id14" draw:layer="layout" svg:width="3.8cm" svg:height="2.2cm" svg:x="23.8cm" svg:y="6.9cm">
          <text:p text:style-name="P1"><text:span text:style-name="T2">mqtt-lwt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9" draw:id="id9" draw:layer="layout" svg:width="3.8cm" svg:height="2.2cm" svg:x="23.8cm" svg:y="10.2cm">
          <text:p text:style-name="P1"><text:span text:style-name="T2">subscrip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10" draw:id="id10" draw:layer="layout" svg:width="3.6cm" svg:height="3.4cm" svg:x="14.2cm" svg:y="10.1cm">
          <draw:glue-point draw:id="4" svg:x="-3.888cm" svg:y="-5cm"/>
          <text:p text:style-name="P1"><text:span text:style-name="T2">myqueue</text:span></text:p>
          <draw:enhanced-geometry svg:viewBox="0 0 21600 21600" draw:type="rectangle" draw:enhanced-path="M 0 0 L 21600 0 21600 21600 0 21600 0 0 Z N"/>
        </draw:custom-shape>
        <draw:custom-shape draw:style-name="gr9" draw:text-style-name="P6" xml:id="id12" draw:id="id12" draw:layer="layout" svg:width="4.6cm" svg:height="3.4cm" svg:x="18.1cm" svg:y="10.1cm">
          <text:p text:style-name="P1"><text:span text:style-name="T2">mytopic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.4cm" svg:x="14.6cm" svg:y="11.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3" draw:layer="layout" svg:width="1cm" svg:height="1.4cm" svg:x="15.801cm" svg:y="11.20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3" draw:layer="layout" svg:width="1cm" svg:height="1.4cm" svg:x="18.602cm" svg:y="11.20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3" draw:layer="layout" svg:width="1cm" svg:height="1.4cm" svg:x="19.803cm" svg:y="11.20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3" draw:layer="layout" svg:width="1cm" svg:height="1.4cm" svg:x="21.004cm" svg:y="11.20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7" xml:id="id8" draw:id="id8" draw:layer="layout" svg:width="6cm" svg:height="6.2cm" svg:x="5.3cm" svg:y="7.3cm">
          <draw:glue-point draw:id="4" svg:x="5cm" svg:y="2.258cm"/>
          <draw:glue-point draw:id="5" svg:x="5cm" svg:y="-3.225cm"/>
          <draw:glue-point draw:id="6" svg:x="5cm" svg:y="-3.548cm"/>
          <draw:glue-point draw:id="7" svg:x="3.833cm" svg:y="-5cm"/>
          <text:p text:style-name="P1"><text:span text:style-name="T2">admin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15" draw:id="id15" draw:layer="layout" svg:width="12.6cm" svg:height="1cm" svg:x="15cm" svg:y="1.9cm">
          <draw:glue-point draw:id="4" svg:x="-2.38cm" svg:y="5cm"/>
          <draw:glue-point draw:id="5" svg:x="-2.46cm" svg:y="5cm"/>
          <draw:glue-point draw:id="6" svg:x="3.492cm" svg:y="5cm"/>
          <text:p text:style-name="P1"><text:span text:style-name="T1">client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5" draw:id="id5" draw:layer="layout" svg:width="6cm" svg:height="1cm" svg:x="5.3cm" svg:y="1.9cm">
          <draw:glue-point draw:id="4" svg:x="3.833cm" svg:y="5cm" draw:escape-direction="up"/>
          <text:p text:style-name="P1"><text:span text:style-name="T1">messaging tenan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4" draw:layer="layout" svg:width="2.8cm" svg:height="2.8cm" svg:x="1.1cm" svg:y="4.1cm">
          <draw:image xlink:href="Pictures/100002010000040000000400A85DC9C45A5B4F73.png" xlink:type="simple" xlink:show="embed" xlink:actuate="onLoad">
            <text:p/>
          </draw:image>
        </draw:frame>
        <draw:custom-shape draw:style-name="gr15" draw:text-style-name="P4" draw:layer="layout" svg:width="27.4cm" svg:height="11.4cm" svg:x="1.1cm" svg:y="3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xml:id="id7" draw:id="id7" draw:layer="layout" svg:width="2cm" svg:height="6.2cm" svg:x="1.5cm" svg:y="7.3cm">
          <draw:glue-point draw:id="4" svg:x="5cm" svg:y="-4.193cm"/>
          <text:p text:style-name="P1"><text:span text:style-name="T1">OpenShift</text:span></text:p>
          <text:p text:style-name="P1"><text:span text:style-name="T1">mast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7" xml:id="id6" draw:id="id6" draw:layer="layout" svg:width="6cm" svg:height="2.1cm" svg:x="5.3cm" svg:y="4.1cm">
          <text:p text:style-name="P1"><text:span text:style-name="T2">address-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cm" svg:x="8.956cm" svg:y="7.752cm">
          <text:p text:style-name="P1"><text:span text:style-name="T1">conso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4" draw:layer="layout" draw:type="line" svg:x1="8.3cm" svg:y1="2.9cm" svg:x2="8.3cm" svg:y2="4.1cm" draw:start-shape="id5" draw:start-glue-point="2" draw:end-shape="id6" draw:end-glue-point="0" svg:d="M8300 2900v1200" svg:viewBox="0 0 1 1201">
          <text:p/>
        </draw:connector>
        <draw:connector draw:style-name="gr18" draw:text-style-name="P4" draw:layer="layout" draw:type="curve" draw:line-skew="0.299cm" svg:x1="5.3cm" svg:y1="5.15cm" svg:x2="3.5cm" svg:y2="7.801cm" draw:start-shape="id6" draw:start-glue-point="3" draw:end-shape="id7" draw:end-glue-point="4" svg:d="M5300 5150c-900 0 0 2651-1800 2651" svg:viewBox="0 0 1801 2652">
          <text:p/>
        </draw:connector>
        <draw:connector draw:style-name="gr18" draw:text-style-name="P4" draw:layer="layout" draw:type="line" svg:x1="3.5cm" svg:y1="10.4cm" svg:x2="5.3cm" svg:y2="10.4cm" draw:start-shape="id7" draw:start-glue-point="1" draw:end-shape="id8" draw:end-glue-point="3" svg:d="M3500 10400h1800" svg:viewBox="0 0 1801 1">
          <text:p/>
        </draw:connector>
        <draw:connector draw:style-name="gr18" draw:text-style-name="P4" draw:layer="layout" draw:line-skew="0.399cm" svg:x1="8.3cm" svg:y1="13.5cm" svg:x2="25.7cm" svg:y2="12.4cm" draw:start-shape="id8" draw:start-glue-point="2" draw:end-shape="id9" draw:end-glue-point="2" svg:d="M8300 13500v900h17400v-2000" svg:viewBox="0 0 17401 2001">
          <text:p/>
        </draw:connector>
        <draw:connector draw:style-name="gr19" draw:text-style-name="P4" draw:layer="layout" draw:type="line" svg:x1="16cm" svg:y1="10.1cm" svg:x2="16.001cm" svg:y2="8.6cm" draw:start-shape="id10" draw:start-glue-point="0" draw:end-shape="id11" draw:end-glue-point="8" svg:d="M16000 10100l1-1500" svg:viewBox="0 0 2 1501">
          <text:p/>
        </draw:connector>
        <draw:connector draw:style-name="gr19" draw:text-style-name="P4" draw:layer="layout" draw:type="line" svg:x1="20.399cm" svg:y1="8.6cm" svg:x2="20.4cm" svg:y2="10.1cm" draw:start-shape="id11" draw:start-glue-point="9" draw:end-shape="id12" draw:end-glue-point="0" svg:d="M20399 8600l1 1500" svg:viewBox="0 0 2 1501">
          <text:p/>
        </draw:connector>
        <draw:connector draw:style-name="gr18" draw:text-style-name="P4" draw:layer="layout" draw:type="line" svg:x1="11.3cm" svg:y1="8.201cm" svg:x2="15cm" svg:y2="8.199cm" draw:start-shape="id8" draw:start-glue-point="6" draw:end-shape="id11" draw:end-glue-point="11" svg:d="M11300 8201l3700-2" svg:viewBox="0 0 3701 3">
          <text:p/>
        </draw:connector>
        <draw:connector draw:style-name="gr18" draw:text-style-name="P4" draw:layer="layout" svg:x1="11.3cm" svg:y1="11.799cm" svg:x2="14.2cm" svg:y2="11.8cm" draw:start-shape="id8" draw:start-glue-point="4" draw:end-shape="id10" draw:end-glue-point="3" svg:d="M11300 11799h1450v1h1450" svg:viewBox="0 0 2901 2">
          <text:p/>
        </draw:connector>
        <draw:connector draw:style-name="gr18" draw:text-style-name="P4" draw:layer="layout" draw:line-skew="0.099cm" svg:x1="27.6cm" svg:y1="5.3cm" svg:x2="27.6cm" svg:y2="11.3cm" draw:start-shape="id13" draw:start-glue-point="1" draw:end-shape="id9" draw:end-glue-point="1" svg:d="M27600 5300h600v6000h-600" svg:viewBox="0 0 601 6001">
          <text:p/>
        </draw:connector>
        <draw:connector draw:style-name="gr19" draw:text-style-name="P4" draw:layer="layout" draw:type="line" svg:x1="21.4cm" svg:y1="5.3cm" svg:x2="23.8cm" svg:y2="5.3cm" draw:start-shape="id11" draw:start-glue-point="5" draw:end-shape="id13" draw:end-glue-point="3" svg:d="M21400 5300h2400" svg:viewBox="0 0 2401 1">
          <text:p/>
        </draw:connector>
        <draw:connector draw:style-name="gr19" draw:text-style-name="P4" draw:layer="layout" draw:type="line" svg:x1="21.4cm" svg:y1="7.999cm" svg:x2="23.8cm" svg:y2="8cm" draw:start-shape="id11" draw:start-glue-point="6" draw:end-shape="id14" draw:end-glue-point="3" svg:d="M21400 7999l2400 1" svg:viewBox="0 0 2401 2">
          <text:p/>
        </draw:connector>
        <draw:connector draw:style-name="gr18" draw:text-style-name="P4" draw:layer="layout" draw:type="line" svg:x1="10.599cm" svg:y1="2.9cm" svg:x2="10.599cm" svg:y2="7.3cm" draw:start-shape="id5" draw:start-glue-point="4" draw:end-shape="id8" draw:end-glue-point="7" svg:d="M10599 2900v4400" svg:viewBox="0 0 1 4401">
          <text:p/>
        </draw:connector>
        <draw:connector draw:style-name="gr18" draw:text-style-name="P4" draw:layer="layout" draw:type="line" svg:x1="18.201cm" svg:y1="2.9cm" svg:x2="18.2cm" svg:y2="4.2cm" draw:start-shape="id15" draw:start-glue-point="5" draw:end-shape="id11" draw:end-glue-point="0" svg:d="M18201 2900l-1 1300" svg:viewBox="0 0 2 1301">
          <text:p/>
        </draw:connector>
        <draw:connector draw:style-name="gr18" draw:text-style-name="P4" draw:layer="layout" draw:type="line" svg:x1="25.699cm" svg:y1="2.9cm" svg:x2="25.7cm" svg:y2="4.2cm" draw:start-shape="id15" draw:start-glue-point="6" draw:end-shape="id13" draw:end-glue-point="0" svg:d="M25699 2900l1 1300" svg:viewBox="0 0 2 1301">
          <text:p/>
        </draw:connector>
        <draw:connector draw:style-name="gr18" draw:text-style-name="P4" draw:layer="layout" draw:line-skew="0.5cm" svg:x1="23.8cm" svg:y1="11.3cm" svg:x2="21.4cm" svg:y2="8.499cm" draw:start-shape="id9" draw:start-glue-point="3" draw:end-shape="id11" draw:end-glue-point="12" svg:d="M23800 11300h-700v-2801h-1700" svg:viewBox="0 0 2401 28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Overpass" svg:font-family="Overpa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14:52:38.148145975</meta:creation-date>
    <dc:date>2017-04-07T13:34:17.902274523</dc:date>
    <meta:editing-duration>PT1H4M27S</meta:editing-duration>
    <meta:editing-cycles>49</meta:editing-cycles>
    <meta:generator>LibreOffice/5.2.6.2$Linux_X86_64 LibreOffice_project/20$Build-2</meta:generator>
    <meta:document-statistic meta:object-count="51"/>
  </office:meta>
</office:document-meta>
</file>